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0.00pt" fo:font-weight="normal" fo:font-family="Calibri" style:font-family-asian="Calibri" style:font-family-complex="Calibri" fo:background-color="transparent" style:use-window-font-color="true" fo:font-style="italic"/>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fo:font-style="italic"/>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35.40pt"/>
        </style:tab-stops>
      </style:paragraph-properties>
    </style:style>
    <style:style style:name="P4" style:family="paragraph">
      <style:paragraph-properties fo:line-height="100.00%" fo:text-align="left" fo:margin-right="-11.35pt">
        <style:tab-stops>
          <style:tab-stop style:position="45.00pt"/>
        </style:tab-stops>
      </style:paragraph-properties>
    </style:style>
    <style:style style:name="P5" style:family="paragraph">
      <style:paragraph-properties fo:line-height="100.00%" fo:text-align="left"/>
    </style:style>
    <style:style style:name="P6" style:family="paragraph">
      <style:paragraph-properties fo:line-height="100.00%" fo:text-align="justify"/>
    </style:style>
    <style:style style:name="P7" style:family="paragraph">
      <style:paragraph-properties fo:line-height="100.00%" fo:text-align="center"/>
    </style:style>
    <style:style style:name="P8" style:family="paragraph">
      <style:paragraph-properties fo:line-height="100.00%" fo:text-align="justify"/>
    </style:style>
    <style:style style:name="P9" style:family="paragraph">
      <style:paragraph-properties fo:line-height="100.00%" fo:text-align="center"/>
    </style:style>
    <style:style style:name="P10" style:family="paragraph">
      <style:paragraph-properties fo:line-height="100.00%" fo:text-align="left"/>
    </style:style>
  </office:automatic-styles>
  <office:body>
    <office:text>
      <text:p text:style-name="P1"><text:span text:style-name="T1">DIARIO DE CONFINAMIENTO marzo 2020</text:span></text:p>
      <text:p text:style-name="P1"><text:span text:style-name="T2"/></text:p>
      <text:p text:style-name="P2"><text:span text:style-name="T3">miércoles<text:tab/>11 de marzo <text:tab/>Declaración del coronavirus pandemia mundial </text:span></text:p>
      <text:p text:style-name="P2"><text:span text:style-name="T3">viernes<text:s text:c="4"/><text:tab/>13 de marzo <text:tab/>Suspensión de clases</text:span></text:p>
      <text:p text:style-name="P2"><text:span text:style-name="T3">sábado<text:s text:c="4"/><text:tab/>14 de marzo <text:tab/>Decretado el estado de alarma 15 días</text:span></text:p>
      <text:p text:style-name="P3"><text:span text:style-name="T3">domingo <text:tab/>15 de marzo <text:tab/>Instrucciones Consejería de Educación. Centros cerrados.<text:tab/></text:span></text:p>
      <text:p text:style-name="P4"><text:span text:style-name="T3">lunes<text:s text:c="7"/><text:tab/>16 de marzo <text:tab/>Suspendida libre circulación activos los controles de fronteras </text:span></text:p>
      <text:p text:style-name="P4"><text:span text:style-name="T3">Domingo<text:tab/>22 de marzo <text:tab/>Decretada continuación del estado de alarma 15 días mas </text:span></text:p>
      <text:p text:style-name="P5"><text:span text:style-name="T4"/></text:p>
      <text:p text:style-name="P6"><text:span text:style-name="T5">Este documento nos servirá como testimonio vivido por la primera promoción 2019/20 del ciclo formativo de grado superior 'Desarrollo de Aplicaciones Multiplataforma" del IES Pablo Picasso durante la situación de confinamiento tras decretarse el estado de alarma en España. </text:span></text:p>
      <text:p text:style-name="P6"><text:span text:style-name="T6"/></text:p>
      <text:p text:style-name="P7"><text:span text:style-name="T7">"Aunque nos pese estamos haciendo historia"</text:span></text:p>
      <text:p text:style-name="P8"><text:span text:style-name="T8"/></text:p>
      <text:p text:style-name="P8"><text:span text:style-name="T9">Cada alumno/a debe poner en el documento una pequeña reflexión sobre los momentos que estamos viviendo.</text:span></text:p>
      <text:p text:style-name="P8"><text:span text:style-name="T10"/></text:p>
      <text:p text:style-name="P8"><text:span text:style-name="T11">Isa Hermoso</text:span></text:p>
      <text:p text:style-name="P8"><text:span text:style-name="T12"/></text:p>
      <text:p text:style-name="P8"><text:span text:style-name="T13">16/3/2020</text:span></text:p>
      <text:p text:style-name="P8"><text:span text:style-name="T14"/></text:p>
      <text:p text:style-name="P8"><text:span text:style-name="T15">Llevabamos cuatro años solicitando la implantación del ciclo formativo de grado superior en modalidad dual, y en el 2020 por fin llegó. Con prisas, sin dotación económica, sin equipos informáticos... pero al fin llegó. Que bien que llegó hasta mi querida amiga Isa.</text:span></text:p>
      <text:p text:style-name="P8"><text:span text:style-name="T15">Obra express, arreglo del aula, todo preparado in extremis.. Esperando al alumnado que.. por fin llegó. Una estupenda promoción con mucha buena gente, genial ambiente de trabajo, el profesorado feliz, el alumnado contento, las empresas con duales en marcha ... y el coronavirus también llegó. </text:span></text:p>
      <text:p text:style-name="P8"><text:span text:style-name="T16"/></text:p>
      <text:p text:style-name="P8"><text:span text:style-name="T17">No lo esperabamos pero se invitó. Así que aquí estamos confinados cada uno en su casa y haciendo una práctica de control de versiones con Github. El argumento es de una película de ciencia ficción y reitera mi dicho 'en un segundo cambia todo'.</text:span></text:p>
      <text:p text:style-name="P8"><text:span text:style-name="T18"/></text:p>
      <text:p text:style-name="P8"><text:span text:style-name="T19">Debemos tomar esto como una llamada de atención y un parar, ver hacia donde nos dirigimos y de qué manera. Empezamos el curso proponiendo una visita a la fábrica de cerveza Victoria y en cuanto podamos allí brindaremos y celebraremos que todo ha salido bien porque #todosnosquedamosencasa.</text:span></text:p>
      <text:p text:style-name="P8"><text:span text:style-name="T20"/></text:p>
      <text:p text:style-name="P8"><text:span text:style-name="T21">Posdata: ¿La silla maldita tendrá algo que ver en esto?<text:s text:c="2"/>Volveremos.</text:span></text:p>
      <text:p text:style-name="P8"><text:span text:style-name="T22"/></text:p>
      <text:p text:style-name="P9"><text:span text:style-name="T23">PRACTICA 5: Diario de confinamiento </text:span></text:p>
      <text:p text:style-name="P9"><text:span text:style-name="T24"/></text:p>
      <text:p text:style-name="P10"><text:span text:style-name="T25">1. Hazte una copia del repositorio público<text:s text:c="2"/></text:span><text:a xlink:href="https://github.com/adaiespablopicasso/diarioconfinamiento"><text:span text:style-name="T26">https://github.com/adaiespablopicasso/diarioconfinamiento</text:span></text:a><text:span text:style-name="T27"><text:s/></text:span></text:p>
      <text:p text:style-name="P10"><text:span text:style-name="T28"/></text:p>
      <text:p text:style-name="P10"><text:span text:style-name="T29">2. Aporta tu reflexión al diario de confinamiento </text:span></text:p>
      <text:p text:style-name="P10"><text:span text:style-name="T30"/></text:p>
      <text:p text:style-name="P10"><text:span text:style-name="T31">3. Comunica al usuario adaiespablopicasso que has realizado tu aportación y que acepte los cambios</text:span></text:p>
      <text:p text:style-name="P10"><text:span text:style-name="T32"/></text:p>
      <text:p text:style-name="P10"><text:span text:style-name="T33">Miguel Moreno Jurado</text:span></text:p>
      <text:p text:style-name="P10"><text:span text:style-name="T34"/></text:p>
      <text:p text:style-name="P10"><text:span text:style-name="T35">23/03/20</text:span></text:p>
      <text:p text:style-name="P10"><text:span text:style-name="T36"/></text:p>
      <text:p text:style-name="P10"><text:span text:style-name="T37">Después de haber pasado unas “maravillosas ” prácticas en Brainspro, justo cuando vuelvo a tener una empresa y parece ser que está muy bien, se impone la cuarentena. No se si es más una película de ciencia ficción o un dramón de los de telecinco.</text:span></text:p>
      <text:p text:style-name="P10"><text:span text:style-name="T38"/></text:p>
      <text:p text:style-name="P10"><text:span text:style-name="T39">Aún así estoy aprendiendo mucho de la gente en 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span></text:p>
      <text:p text:style-name="P10"><text:span text:style-name="T40"/></text:p>
      <text:p text:style-name="P10"><text:span text:style-name="T41">Abrazos a todos.<text:s/></text:span><text:span text:style-name="T42">Menor que tres.</text:span></text:p>
      <text:p text:style-name="P10"><text:span text:style-name="T43"/></text:p>
      <text:p text:style-name="P10"><text:span text:style-name="T44">Álvaro Lara Cazorla</text:span></text:p>
      <text:p text:style-name="P10"><text:span text:style-name="T44"/></text:p>
      <text:p text:style-name="P10"><text:span text:style-name="T45">28/03/20</text:span></text:p>
      <text:p text:style-name="P10"><text:span text:style-name="T45"/></text:p>
      <text:p text:style-name="P10"><text:span text:style-name="T45">Tras solo 1 semana asistiendo a mi empresa donde me formo me dicen que lo mas probable era que si no se cerraban los institutos a la siguiente semana, sería a la otra.</text:span></text:p>
      <text:p text:style-name="P10"><text:span text:style-name="T45">Lamentablemente así ha sido pero por lo menos no me cogió por sorpresa ya que llevo informándome del virus desde enero.</text:span></text:p>
      <text:p text:style-name="P10"><text:span text:style-name="T45"/></text:p>
      <text:p text:style-name="P10"><text:span text:style-name="T45">La parte positiva de todo esto es que estudiamos programación y que realmente podemos seguir casi con total normalidad nuestros estudios, cosa que me tranquilizó bastante.</text:span></text:p>
      <text:p text:style-name="P10"><text:span text:style-name="T45"/></text:p>
      <text:p text:style-name="P10"><text:span text:style-name="T45">Nuestra empresa sinceramente ha actuado de maravilla facilitándonos el acceso a los ordenadores de la oficina para que nuestra formación no se vea interrumpida, cosa que ya me quitó todas las preocupaciones, puesto que aunque en ella esté estudiando desarrollo web en vez de desarrollo de aplicaciones, estoy aprendiendo un montón de cosas y también expandiendo un poco mi forma de ver los códigos, cosa que también me ha afectado muy positivamente en el desarrollo de aplicaciones.</text:span></text:p>
      <text:p text:style-name="P10"><text:span text:style-name="T45"/></text:p>
      <text:p text:style-name="P10"><text:span text:style-name="T45">Como nos encontramos en una situación en la que la única solución que podemos darle nosotros es seguir adelante de casa y esperar lo único que puedo pedir es que no dure demasiado y poder asistir a clase antes de que termine el curso puesto que, aunque las clases via zoom son bastante claras y entendibles, nunca será lo mismo que una clase presencial.</text:span></text:p>
      <text:p text:style-name="P10"><text:span text:style-name="T45"/></text:p>
      <text:p text:style-name="P10"><text:span text:style-name="T45">Posdata: Cuidado con la silla que ya me atacó a mi también antes de que esto ocurriera.</text:span><text:span text:style-name="T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